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Demo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ZapfDingbats" svg:font-family="ZapfDingbats" style:font-family-generic="decorative" style:font-pitch="variable" style:font-charset="x-symbol"/>
    <style:font-face style:name="Palatino" svg:font-family="Palatino" style:font-adornments="Italic"/>
    <style:font-face style:name="Palatino2" svg:font-family="Palatino" style:font-adornments="Regular"/>
    <style:font-face style:name="Times New Roman1" svg:font-family="'Times New Roman'"/>
    <style:font-face style:name="Courier New1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" svg:font-family="'Courier New'" style:font-adornments="Regular" style:font-family-generic="modern" style:font-pitch="fixed"/>
    <style:font-face style:name="Courier" svg:font-family="Courier" style:font-family-generic="roman" style:font-pitch="fixed"/>
    <style:font-face style:name="Courier New2" svg:font-family="'Courier New'" style:font-family-generic="roma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Palatino1" svg:font-family="Palatino" style:font-family-generic="roman" style:font-pitch="variable"/>
    <style:font-face style:name="Thorndale" svg:font-family="Thorndal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2" svg:font-family="Helvetica" style:font-adornments="Fett" style:font-family-generic="swiss" style:font-pitch="variable"/>
    <style:font-face style:name="Helvetica" svg:font-family="Helvetica" style:font-adornments="Standard" style:font-family-generic="swiss" style:font-pitch="variable"/>
  </office:font-face-decls>
  <office:automatic-styles>
    <style:style style:name="P1" style:family="paragraph" style:parent-style-name="Text_20_body" style:master-page-name="Chapter_5f_Start"/>
    <style:style style:name="P2" style:family="paragraph"/>
    <style:style style:name="gr1" style:family="graphic">
      <style:graphic-properties style:wrap="run-through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PushButton" form:control-implementation="ooo:com.sun.star.form.component.CommandButton" form:id="control1" form:label="start demo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document:Standard.Demo.Main"/>
            </office:event-listeners>
          </form:button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ample form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variable-decls>
        <text:variable-decl office:value-type="string" text:name="Version"/>
        <text:variable-decl office:value-type="string" text:name="HTML_ON"/>
        <text:variable-decl office:value-type="string" text:name="HTML_OFF"/>
        <text:variable-decl office:value-type="float" text:name="lala"/>
        <text:variable-decl office:value-type="string" text:name="TITEL"/>
        <text:variable-decl office:value-type="string" text:name="END"/>
        <text:variable-decl office:value-type="string" text:name="NAME"/>
        <text:variable-decl office:value-type="string" text:name="HREF"/>
        <text:variable-decl office:value-type="string" text:name="HelpID"/>
        <text:variable-decl office:value-type="string" text:name="MODIFY"/>
        <text:variable-decl office:value-type="string" text:name="REFNR"/>
        <text:variable-decl office:value-type="string" text:name="OS2"/>
        <text:variable-decl office:value-type="string" text:name="ELSE"/>
        <text:variable-decl office:value-type="string" text:name="UNIX"/>
        <text:variable-decl office:value-type="string" text:name="MAC"/>
        <text:variable-decl office:value-type="string" text:name="INDEX"/>
        <text:variable-decl office:value-type="string" text:name="DOKENDE"/>
        <text:variable-decl office:value-type="string" text:name="WIN"/>
        <text:variable-decl office:value-type="string" text:name="KEY"/>
        <text:variable-decl office:value-type="string" text:name="HFELD"/>
        <text:variable-decl office:value-type="string" text:name="AKTHLP"/>
        <text:variable-decl office:value-type="string" text:name="TabelleAnfang"/>
      </text:variable-decl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apterNumber"/>
        <text:sequence-decl text:display-outline-level="1" text:separation-character="." text:name="Figure"/>
        <text:sequence-decl text:display-outline-level="1" text:separation-character="." text:name="Tables"/>
        <text:sequence-decl text:display-outline-level="1" text:separation-character="." text:name="Listing"/>
      </text:sequence-decls>
      <text:user-field-decls>
        <text:user-field-decl office:value-type="string" office:string-value="Manual Title" text:name="BuchTitel"/>
        <text:user-field-decl office:value-type="string" office:string-value="March 2001" text:name="ReleaseDate"/>
        <text:user-field-decl office:value-type="string" office:string-value="Product name and Release number" text:name="SOVersion"/>
        <text:user-field-decl office:value-type="string" office:string-value="Chapter" text:name="KapitelTitel"/>
        <text:user-field-decl office:value-type="string" office:string-value="Contents" text:name="InhaltsverzTitel"/>
        <text:user-field-decl office:value-type="string" office:string-value="Index" text:name="IndexTitel"/>
        <text:user-field-decl office:value-type="string" office:string-value="" text:name="EinFeld"/>
        <text:user-field-decl office:value-type="string" office:string-value="" text:name="nocheins"/>
        <text:user-field-decl office:value-type="string" office:string-value="StarOffice 5.1" text:name="Version_renamed_3"/>
        <text:user-field-decl office:value-type="string" office:string-value="Setup &amp; Administration Guide" text:name="Titel_renamed_4"/>
        <text:user-field-decl office:value-type="string" office:string-value="" text:name="fuer"/>
        <text:user-field-decl office:value-type="string" office:string-value="" text:name="Anhang"/>
        <text:user-field-decl office:value-type="string" office:string-value="" text:name="Notizen"/>
      </text:user-field-decls>
      <text:p text:style-name="P1">The StarBasic macro contained in this document demonstrates how you can programmatically create form controls, and associated scripts (in particular StarBasic procedures/functions) with certain events.</text:p>
      <text:p text:style-name="Text_20_body">Press the button below to start the demonstration, or manually start the macro <text:span text:style-name="Code_20__28_in_20_text_29_">Standard.Demo.Main</text:span>.</text:p>
      <text:p text:style-name="Text_20_body"><draw:control text:anchor-type="as-char" draw:z-index="0" draw:style-name="gr1" draw:text-style-name="P2" svg:width="3.502cm" svg:height="1.001cm" draw:control="control1"/></text:p>
      <text:p text:style-name="Text_20_body">This will create some new radio button controls below, and associate a macro with a simple visual effect with their <text:span text:style-name="Code_20__28_in_20_text_29_">Item status changed</text:span> ev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ZapfDingbats" svg:font-family="ZapfDingbats" style:font-family-generic="decorative" style:font-pitch="variable" style:font-charset="x-symbol"/>
    <style:font-face style:name="Palatino" svg:font-family="Palatino" style:font-adornments="Italic"/>
    <style:font-face style:name="Palatino2" svg:font-family="Palatino" style:font-adornments="Regular"/>
    <style:font-face style:name="Times New Roman1" svg:font-family="'Times New Roman'"/>
    <style:font-face style:name="Courier New1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" svg:font-family="'Courier New'" style:font-adornments="Regular" style:font-family-generic="modern" style:font-pitch="fixed"/>
    <style:font-face style:name="Courier" svg:font-family="Courier" style:font-family-generic="roman" style:font-pitch="fixed"/>
    <style:font-face style:name="Courier New2" svg:font-family="'Courier New'" style:font-family-generic="roma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Palatino1" svg:font-family="Palatino" style:font-family-generic="roman" style:font-pitch="variable"/>
    <style:font-face style:name="Thorndale" svg:font-family="Thorndal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2" svg:font-family="Helvetica" style:font-adornments="Fett" style:font-family-generic="swiss" style:font-pitch="variable"/>
    <style:font-face style:name="Helvetica" svg:font-family="Helvetica" style:font-adornments="Standard" style:font-family-generic="swiss" style:font-pitch="variable"/>
  </office:font-face-decls>
  <office:styles>
    <draw:marker draw:name="Pfeil_20_offen" draw:display-name="Pfeil offen" svg:viewBox="0 0 8000 10010" svg:d="m0 10010 3974-10010 4026 9990-8000 20 1497-1003 5000-14-2517-6993-2483 7007z"/>
    <draw:marker draw:name="Raute_20_geschlossen" draw:display-name="Raute geschlossen" svg:viewBox="0 0 458 458" svg:d="m229 458c-76-76-152-152-229-229 76-76 152-152 229-229 76 76 152 152 229 229-76 76-152 152-229 229z"/>
    <draw:marker draw:name="Raute_20_offen" draw:display-name="Raute offen" svg:viewBox="0 0 10000 10000" svg:d="m0 5000 5000-5000 5000 5000-5000 5000-5000-5000h1500l3500 3500 3500-3500-3500-3500-3500 350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fo:color="#000000" style:font-name="Times New Roman1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table-properties table:border-model="separating"/>
      <style:table-row-properties fo:keep-together="always"/>
      <style:paragraph-properties fo:hyphenation-ladder-count="no-limit" style:text-autospace="ideograph-alpha" style:punctuation-wrap="hanging" style:line-break="strict" style:tab-stop-distance="1.245cm" style:writing-mode="page"/>
      <style:text-properties fo:color="#000000" fo:font-size="12pt" fo:language="en" fo:country="US" style:font-size-asian="12pt" style:language-asian="none" style:country-asian="none" style:font-size-complex="12pt" style:language-complex="none" style:country-complex="none" fo:hyphenate="false" fo:hyphenation-remain-char-count="4" fo:hyphenation-push-char-count="4"/>
    </style:default-style>
    <style:style style:name="Standard" style:family="paragraph" style:class="text">
      <style:text-properties fo:color="#000000" style:font-name="Times New Roman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fo:text-align="center" style:justify-single-word="false"/>
      <style:text-properties fo:color="#0000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color="#000000" style:font-name="Arial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paragraph-properties fo:hyphenation-ladder-count="1"/>
      <style:text-properties fo:font-size="75%" fo:font-weight="bold" fo:hyphenate="false" fo:hyphenation-remain-char-count="4" fo:hyphenation-push-char-count="4"/>
    </style:style>
    <style:style style:name="Heading_20_8" style:display-name="Heading 8" style:family="paragraph" style:parent-style-name="Heading" style:next-style-name="Text_20_body" style:class="text">
      <style:paragraph-properties fo:hyphenation-ladder-count="1"/>
      <style:text-properties fo:font-size="75%" fo:font-weight="bold" fo:hyphenate="false" fo:hyphenation-remain-char-count="4" fo:hyphenation-push-char-count="4"/>
    </style:style>
    <style:style style:name="Heading_20_9" style:display-name="Heading 9" style:family="paragraph" style:parent-style-name="Heading" style:next-style-name="Text_20_body" style:class="text">
      <style:paragraph-properties fo:hyphenation-ladder-count="1"/>
      <style:text-properties fo:font-size="75%" fo:font-weight="bold" fo:hyphenate="false" fo:hyphenation-remain-char-count="4" fo:hyphenation-push-char-count="4"/>
    </style:style>
    <style:style style:name="Heading_20_10" style:display-name="Heading 10" style:family="paragraph" style:parent-style-name="Heading" style:next-style-name="Text_20_body" style:class="text">
      <style:paragraph-properties fo:hyphenation-ladder-count="1"/>
      <style:text-properties fo:font-size="75%" fo:font-weight="bold" fo:hyphenate="false" fo:hyphenation-remain-char-count="4" fo:hyphenation-push-char-count="4"/>
    </style:style>
    <style:style style:name="List" style:family="paragraph" style:parent-style-name="Text_20_body" style:class="list">
      <style:text-properties style:font-name="Times New Roman1"/>
    </style:style>
    <style:style style:name="Numbering_20_1_20_Start" style:display-name="Numbering 1 Start" style:family="paragraph" style:parent-style-name="List" style:class="list">
      <style:paragraph-properties fo:margin-left="1.251cm" fo:margin-right="0cm" fo:margin-top="0cm" fo:margin-bottom="0cm" fo:text-indent="-0.497cm" style:auto-text-indent="false">
        <style:tab-stops/>
      </style:paragraph-properties>
    </style:style>
    <style:style style:name="Numbering_20_1" style:display-name="Numbering 1" style:family="paragraph" style:parent-style-name="List" style:class="list">
      <style:paragraph-properties fo:margin-left="1.251cm" fo:margin-right="0cm" fo:margin-top="0cm" fo:margin-bottom="0cm" fo:text-indent="-0.497cm" style:auto-text-indent="false">
        <style:tab-stops/>
      </style:paragraph-properties>
    </style:style>
    <style:style style:name="Numbering_20_1_20_End" style:display-name="Numbering 1 End" style:family="paragraph" style:parent-style-name="List" style:class="list">
      <style:paragraph-properties fo:margin-left="1.251cm" fo:margin-right="0cm" fo:margin-top="0cm" fo:margin-bottom="0cm" fo:text-indent="-0.497cm" style:auto-text-indent="false">
        <style:tab-stops/>
      </style:paragraph-properties>
    </style:style>
    <style:style style:name="Numbering_20_1_20_Cont." style:display-name="Numbering 1 Cont." style:family="paragraph" style:parent-style-name="List" style:class="list">
      <style:paragraph-properties fo:margin-left="1.251cm" fo:margin-right="0cm" fo:margin-top="0cm" fo:margin-bottom="0cm" fo:text-indent="0cm" style:auto-text-indent="false">
        <style:tab-stops/>
      </style:paragraph-properties>
    </style:style>
    <style:style style:name="Numbering_20_2_20_Start" style:display-name="Numbering 2 Start" style:family="paragraph" style:parent-style-name="List" style:class="list">
      <style:paragraph-properties fo:margin-left="2.499cm" fo:margin-right="0cm" fo:margin-top="0cm" fo:margin-bottom="0cm" fo:text-indent="-0.497cm" style:auto-text-indent="false">
        <style:tab-stops/>
      </style:paragraph-properties>
    </style:style>
    <style:style style:name="Numbering_20_2" style:display-name="Numbering 2" style:family="paragraph" style:parent-style-name="List" style:class="list">
      <style:paragraph-properties fo:margin-left="2.499cm" fo:margin-right="0cm" fo:margin-top="0cm" fo:margin-bottom="0cm" fo:text-indent="-0.497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2.499cm" fo:margin-right="0cm" fo:margin-top="0cm" fo:margin-bottom="0cm" fo:text-indent="-0.497cm" style:auto-text-indent="false">
        <style:tab-stops/>
      </style:paragraph-properties>
    </style:style>
    <style:style style:name="Numbering_20_2_20_Cont." style:display-name="Numbering 2 Cont." style:family="paragraph" style:parent-style-name="List" style:class="list">
      <style:paragraph-properties fo:margin-left="2.499cm" fo:margin-right="0cm" fo:margin-top="0cm" fo:margin-bottom="0cm" fo:text-indent="0cm" style:auto-text-indent="false">
        <style:tab-stops/>
      </style:paragraph-properties>
    </style:style>
    <style:style style:name="Numbering_20_3_20_Start" style:display-name="Numbering 3 Start" style:family="paragraph" style:parent-style-name="List" style:class="list">
      <style:paragraph-properties fo:margin-left="3.75cm" fo:margin-right="0cm" fo:margin-top="0cm" fo:margin-bottom="0cm" fo:text-indent="-0.497cm" style:auto-text-indent="false">
        <style:tab-stops/>
      </style:paragraph-properties>
    </style:style>
    <style:style style:name="Numbering_20_3" style:display-name="Numbering 3" style:family="paragraph" style:parent-style-name="List" style:class="list">
      <style:paragraph-properties fo:margin-left="3.75cm" fo:margin-right="0cm" fo:margin-top="0cm" fo:margin-bottom="0cm" fo:text-indent="-0.497cm" style:auto-text-indent="false">
        <style:tab-stops/>
      </style:paragraph-properties>
    </style:style>
    <style:style style:name="Numbering_20_3_20_End" style:display-name="Numbering 3 End" style:family="paragraph" style:parent-style-name="List" style:class="list">
      <style:paragraph-properties fo:margin-left="3.75cm" fo:margin-right="0cm" fo:margin-top="0cm" fo:margin-bottom="0cm" fo:text-indent="-0.497cm" style:auto-text-indent="false">
        <style:tab-stops/>
      </style:paragraph-properties>
    </style:style>
    <style:style style:name="Numbering_20_3_20_Cont." style:display-name="Numbering 3 Cont." style:family="paragraph" style:parent-style-name="List" style:class="list">
      <style:paragraph-properties fo:margin-left="3.75cm" fo:margin-right="0cm" fo:margin-top="0cm" fo:margin-bottom="0cm" fo:text-indent="0cm" style:auto-text-indent="false">
        <style:tab-stops/>
      </style:paragraph-properties>
    </style:style>
    <style:style style:name="Numbering_20_4_20_Start" style:display-name="Numbering 4 Start" style:family="paragraph" style:parent-style-name="List" style:class="list">
      <style:paragraph-properties fo:margin-left="5.001cm" fo:margin-right="0cm" fo:margin-top="0cm" fo:margin-bottom="0cm" fo:text-indent="-0.497cm" style:auto-text-indent="false">
        <style:tab-stops/>
      </style:paragraph-properties>
    </style:style>
    <style:style style:name="Numbering_20_4" style:display-name="Numbering 4" style:family="paragraph" style:parent-style-name="List" style:class="list">
      <style:paragraph-properties fo:margin-left="5.001cm" fo:margin-right="0cm" fo:margin-top="0cm" fo:margin-bottom="0cm" fo:text-indent="-0.497cm" style:auto-text-indent="false">
        <style:tab-stops/>
      </style:paragraph-properties>
    </style:style>
    <style:style style:name="Numbering_20_4_20_End" style:display-name="Numbering 4 End" style:family="paragraph" style:parent-style-name="List" style:class="list">
      <style:paragraph-properties fo:margin-left="5.001cm" fo:margin-right="0cm" fo:margin-top="0cm" fo:margin-bottom="0cm" fo:text-indent="-0.497cm" style:auto-text-indent="false">
        <style:tab-stops/>
      </style:paragraph-properties>
    </style:style>
    <style:style style:name="Numbering_20_4_20_Cont." style:display-name="Numbering 4 Cont." style:family="paragraph" style:parent-style-name="List" style:class="list">
      <style:paragraph-properties fo:margin-left="5.001cm" fo:margin-right="0cm" fo:margin-top="0cm" fo:margin-bottom="0cm" fo:text-indent="0cm" style:auto-text-indent="false">
        <style:tab-stops/>
      </style:paragraph-properties>
    </style:style>
    <style:style style:name="Numbering_20_5_20_Start" style:display-name="Numbering 5 Start" style:family="paragraph" style:parent-style-name="List" style:class="list">
      <style:paragraph-properties fo:margin-left="6.249cm" fo:margin-right="0cm" fo:margin-top="0cm" fo:margin-bottom="0cm" fo:text-indent="-0.497cm" style:auto-text-indent="false">
        <style:tab-stops/>
      </style:paragraph-properties>
    </style:style>
    <style:style style:name="Numbering_20_5" style:display-name="Numbering 5" style:family="paragraph" style:parent-style-name="List" style:class="list">
      <style:paragraph-properties fo:margin-left="6.249cm" fo:margin-right="0cm" fo:margin-top="0cm" fo:margin-bottom="0cm" fo:text-indent="-0.497cm" style:auto-text-indent="false">
        <style:tab-stops/>
      </style:paragraph-properties>
    </style:style>
    <style:style style:name="Numbering_20_5_20_End" style:display-name="Numbering 5 End" style:family="paragraph" style:parent-style-name="List" style:class="list">
      <style:paragraph-properties fo:margin-left="6.249cm" fo:margin-right="0cm" fo:margin-top="0cm" fo:margin-bottom="0cm" fo:text-indent="-0.497cm" style:auto-text-indent="false">
        <style:tab-stops/>
      </style:paragraph-properties>
    </style:style>
    <style:style style:name="Numbering_20_5_20_Cont." style:display-name="Numbering 5 Cont." style:family="paragraph" style:parent-style-name="List" style:class="list">
      <style:paragraph-properties fo:margin-left="6.249cm" fo:margin-right="0cm" fo:margin-top="0cm" fo:margin-bottom="0cm" fo:text-indent="0cm" style:auto-text-indent="false">
        <style:tab-stops/>
      </style:paragraph-properties>
    </style:style>
    <style:style style:name="List_20_1_20_Start" style:display-name="List 1 Start" style:family="paragraph" style:parent-style-name="List" style:class="list">
      <style:paragraph-properties fo:margin-left="1.251cm" fo:margin-right="0cm" fo:margin-top="0cm" fo:margin-bottom="0cm" fo:text-indent="-0.497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.251cm" fo:margin-right="0cm" fo:margin-top="0cm" fo:margin-bottom="0cm" fo:text-indent="-0.497cm" style:auto-text-indent="false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1.251cm" fo:margin-right="0cm" fo:margin-top="0cm" fo:margin-bottom="0cm" fo:text-indent="-0.497cm" style:auto-text-indent="false">
        <style:tab-stops/>
      </style:paragraph-properties>
    </style:style>
    <style:style style:name="List_20_1_20_Cont." style:display-name="List 1 Cont." style:family="paragraph" style:parent-style-name="List" style:class="list">
      <style:paragraph-properties fo:margin-left="1.251cm" fo:margin-right="0cm" fo:margin-top="0cm" fo:margin-bottom="0cm" fo:text-indent="0cm" style:auto-text-indent="false">
        <style:tab-stops/>
      </style:paragraph-properties>
    </style:style>
    <style:style style:name="List_20_2_20_Start" style:display-name="List 2 Start" style:family="paragraph" style:parent-style-name="List" style:class="list">
      <style:paragraph-properties fo:margin-left="2.499cm" fo:margin-right="0cm" fo:margin-top="0cm" fo:margin-bottom="0cm" fo:text-indent="-0.497cm" style:auto-text-indent="false">
        <style:tab-stops/>
      </style:paragraph-properties>
    </style:style>
    <style:style style:name="List_20_2" style:display-name="List 2" style:family="paragraph" style:parent-style-name="List" style:class="list">
      <style:paragraph-properties fo:margin-left="2.499cm" fo:margin-right="0cm" fo:margin-top="0cm" fo:margin-bottom="0cm" fo:text-indent="-0.497cm" style:auto-text-indent="false">
        <style:tab-stops/>
      </style:paragraph-properties>
    </style:style>
    <style:style style:name="List_20_2_20_End" style:display-name="List 2 End" style:family="paragraph" style:parent-style-name="List" style:class="list">
      <style:paragraph-properties fo:margin-left="2.499cm" fo:margin-right="0cm" fo:margin-top="0cm" fo:margin-bottom="0cm" fo:text-indent="-0.497cm" style:auto-text-indent="false">
        <style:tab-stops/>
      </style:paragraph-properties>
    </style:style>
    <style:style style:name="List_20_2_20_Cont." style:display-name="List 2 Cont." style:family="paragraph" style:parent-style-name="List" style:class="list">
      <style:paragraph-properties fo:margin-left="2.499cm" fo:margin-right="0cm" fo:margin-top="0cm" fo:margin-bottom="0cm" fo:text-indent="0cm" style:auto-text-indent="false">
        <style:tab-stops/>
      </style:paragraph-properties>
    </style:style>
    <style:style style:name="List_20_3_20_Start" style:display-name="List 3 Start" style:family="paragraph" style:parent-style-name="List" style:class="list">
      <style:paragraph-properties fo:margin-left="3.75cm" fo:margin-right="0cm" fo:margin-top="0cm" fo:margin-bottom="0cm" fo:text-indent="-0.497cm" style:auto-text-indent="false">
        <style:tab-stops/>
      </style:paragraph-properties>
    </style:style>
    <style:style style:name="List_20_3" style:display-name="List 3" style:family="paragraph" style:parent-style-name="List" style:class="list">
      <style:paragraph-properties fo:margin-left="3.75cm" fo:margin-right="0cm" fo:margin-top="0cm" fo:margin-bottom="0cm" fo:text-indent="-0.497cm" style:auto-text-indent="false">
        <style:tab-stops/>
      </style:paragraph-properties>
    </style:style>
    <style:style style:name="List_20_3_20_End" style:display-name="List 3 End" style:family="paragraph" style:parent-style-name="List" style:class="list">
      <style:paragraph-properties fo:margin-left="3.75cm" fo:margin-right="0cm" fo:margin-top="0cm" fo:margin-bottom="0cm" fo:text-indent="-0.497cm" style:auto-text-indent="false">
        <style:tab-stops/>
      </style:paragraph-properties>
    </style:style>
    <style:style style:name="List_20_3_20_Cont." style:display-name="List 3 Cont." style:family="paragraph" style:parent-style-name="List" style:class="list">
      <style:paragraph-properties fo:margin-left="3.75cm" fo:margin-right="0cm" fo:margin-top="0cm" fo:margin-bottom="0cm" fo:text-indent="0cm" style:auto-text-indent="false">
        <style:tab-stops/>
      </style:paragraph-properties>
    </style:style>
    <style:style style:name="List_20_4_20_Start" style:display-name="List 4 Start" style:family="paragraph" style:parent-style-name="List" style:class="list">
      <style:paragraph-properties fo:margin-left="5.001cm" fo:margin-right="0cm" fo:margin-top="0cm" fo:margin-bottom="0cm" fo:text-indent="-0.497cm" style:auto-text-indent="false">
        <style:tab-stops/>
      </style:paragraph-properties>
    </style:style>
    <style:style style:name="List_20_4" style:display-name="List 4" style:family="paragraph" style:parent-style-name="List" style:class="list">
      <style:paragraph-properties fo:margin-left="5.001cm" fo:margin-right="0cm" fo:margin-top="0cm" fo:margin-bottom="0cm" fo:text-indent="-0.497cm" style:auto-text-indent="false">
        <style:tab-stops/>
      </style:paragraph-properties>
    </style:style>
    <style:style style:name="List_20_4_20_End" style:display-name="List 4 End" style:family="paragraph" style:parent-style-name="List" style:class="list">
      <style:paragraph-properties fo:margin-left="5.001cm" fo:margin-right="0cm" fo:margin-top="0cm" fo:margin-bottom="0cm" fo:text-indent="-0.497cm" style:auto-text-indent="false">
        <style:tab-stops/>
      </style:paragraph-properties>
    </style:style>
    <style:style style:name="List_20_4_20_Cont." style:display-name="List 4 Cont." style:family="paragraph" style:parent-style-name="List" style:class="list">
      <style:paragraph-properties fo:margin-left="5.001cm" fo:margin-right="0cm" fo:margin-top="0cm" fo:margin-bottom="0cm" fo:text-indent="0cm" style:auto-text-indent="false">
        <style:tab-stops/>
      </style:paragraph-properties>
    </style:style>
    <style:style style:name="List_20_5_20_Start" style:display-name="List 5 Start" style:family="paragraph" style:parent-style-name="List" style:class="list">
      <style:paragraph-properties fo:margin-left="6.249cm" fo:margin-right="0cm" fo:margin-top="0cm" fo:margin-bottom="0cm" fo:text-indent="-0.497cm" style:auto-text-indent="false">
        <style:tab-stops/>
      </style:paragraph-properties>
    </style:style>
    <style:style style:name="List_20_5" style:display-name="List 5" style:family="paragraph" style:parent-style-name="List" style:class="list">
      <style:paragraph-properties fo:margin-left="6.249cm" fo:margin-right="0cm" fo:margin-top="0cm" fo:margin-bottom="0cm" fo:text-indent="-0.497cm" style:auto-text-indent="false">
        <style:tab-stops/>
      </style:paragraph-properties>
    </style:style>
    <style:style style:name="List_20_5_20_End" style:display-name="List 5 End" style:family="paragraph" style:parent-style-name="List" style:class="list">
      <style:paragraph-properties fo:margin-left="6.249cm" fo:margin-right="0cm" fo:margin-top="0cm" fo:margin-bottom="0cm" fo:text-indent="-0.497cm" style:auto-text-indent="false">
        <style:tab-stops/>
      </style:paragraph-properties>
    </style:style>
    <style:style style:name="List_20_5_20_Cont." style:display-name="List 5 Cont." style:family="paragraph" style:parent-style-name="List" style:class="list">
      <style:paragraph-properties fo:margin-left="6.249cm" fo:margin-right="0cm" fo:margin-top="0cm" fo:margin-bottom="0cm" fo:text-indent="0cm" style:auto-text-indent="false">
        <style:tab-stops/>
      </style:paragraph-properties>
    </style:style>
    <style:style style:name="Header" style:family="paragraph" style:parent-style-name="Standard" style:class="extra">
      <style:paragraph-properties fo:margin-left="2.54cm" fo:margin-right="0cm" fo:margin-top="0.499cm" fo:margin-bottom="0cm" fo:text-indent="0cm" style:auto-text-indent="false" fo:padding="0cm" fo:border="none">
        <style:tab-stops>
          <style:tab-stop style:position="7.721cm" style:type="center"/>
          <style:tab-stop style:position="15.443cm" style:type="right"/>
        </style:tab-stops>
      </style:paragraph-properties>
      <style:text-properties fo:font-size="12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721cm" style:type="center"/>
          <style:tab-stop style:position="15.443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21cm" style:type="center"/>
          <style:tab-stop style:position="15.443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fo:margin-left="0.199cm" fo:margin-right="0cm" fo:text-indent="0cm" style:auto-text-indent="false">
        <style:tab-stops>
          <style:tab-stop style:position="7.721cm" style:type="center"/>
          <style:tab-stop style:position="15.443cm" style:type="right"/>
        </style:tab-stops>
      </style:paragraph-properties>
      <style:text-properties style:font-name="Helvetica" fo:font-size="9pt"/>
    </style:style>
    <style:style style:name="Footer_20_right" style:display-name="Footer right" style:family="paragraph" style:parent-style-name="Standard" style:class="extra">
      <style:paragraph-properties fo:margin-left="0cm" fo:margin-right="0.199cm" fo:text-align="end" style:justify-single-word="false" fo:text-indent="0cm" style:auto-text-indent="false">
        <style:tab-stops>
          <style:tab-stop style:position="7.721cm" style:type="center"/>
          <style:tab-stop style:position="15.443cm" style:type="right"/>
        </style:tab-stops>
      </style:paragraph-properties>
      <style:text-properties style:font-name="Helvetica" fo:font-size="8.5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Times New Roman1" fo:font-size="10pt" fo:font-style="italic"/>
    </style:style>
    <style:style style:name="Illustration" style:family="paragraph" style:parent-style-name="Caption" style:class="extra">
      <style:paragraph-properties fo:line-height="100%"/>
      <style:text-properties style:font-name="Palatino" fo:font-size="9pt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paragraph-properties fo:line-height="100%"/>
      <style:text-properties style:font-name="Helvetica" fo:font-size="1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Addressee" style:family="paragraph" style:parent-style-name="Standard" style:class="extra">
      <style:paragraph-properties fo:margin-top="0cm" fo:margin-bottom="0.349cm"/>
      <style:text-properties fo:font-style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text-properties style:font-name="Times New Roman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.3cm" fo:margin-right="0cm" fo:margin-top="0.049cm" fo:margin-bottom="0.049cm" fo:text-indent="-0.3cm" style:auto-text-indent="false">
        <style:tab-stops/>
      </style:paragraph-properties>
      <style:text-properties style:font-name="Palatino1" fo:font-size="9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next-style-name="Under_5f_Head1" style:class="index">
      <style:paragraph-properties fo:margin-left="2.54cm" fo:margin-right="0.838cm" fo:margin-top="2.499cm" fo:margin-bottom="0cm" fo:text-indent="0cm" style:auto-text-indent="false" fo:padding="3.59cm" fo:border-left="none" fo:border-right="none" fo:border-top="0.002cm solid #ffffff" fo:border-bottom="none"/>
      <style:text-properties fo:font-size="20pt" fo:font-weight="normal"/>
    </style:style>
    <style:style style:name="Contents_20_1" style:display-name="Contents 1" style:family="paragraph" style:parent-style-name="Index" style:class="index">
      <style:paragraph-properties fo:margin-left="2.499cm" fo:margin-right="0cm" fo:margin-top="0.61cm" fo:margin-bottom="0.254cm" fo:text-indent="-0.54cm" style:auto-text-indent="false">
        <style:tab-stops>
          <style:tab-stop style:position="15.443cm" style:type="right" style:leader-style="dotted" style:leader-text="."/>
        </style:tab-stops>
      </style:paragraph-properties>
      <style:text-properties style:font-name="Palatino1" fo:font-size="10pt" fo:font-weight="bold"/>
    </style:style>
    <style:style style:name="Contents_20_2" style:display-name="Contents 2" style:family="paragraph" style:parent-style-name="Index" style:class="index">
      <style:paragraph-properties fo:margin-left="3.54cm" fo:margin-right="0cm" fo:margin-top="0cm" fo:margin-bottom="0.279cm" fo:text-indent="-1.041cm" style:auto-text-indent="false">
        <style:tab-stops>
          <style:tab-stop style:position="14.944cm" style:type="right" style:leader-style="dotted" style:leader-text="."/>
        </style:tab-stops>
      </style:paragraph-properties>
      <style:text-properties style:font-name="Palatino1" fo:font-size="10pt" fo:font-weight="normal"/>
    </style:style>
    <style:style style:name="Contents_20_3" style:display-name="Contents 3" style:family="paragraph" style:parent-style-name="Index" style:class="index">
      <style:paragraph-properties fo:margin-left="3.54cm" fo:margin-right="0cm" fo:margin-top="0cm" fo:margin-bottom="0.279cm" fo:text-indent="-0.54cm" style:auto-text-indent="false">
        <style:tab-stops>
          <style:tab-stop style:position="14.444cm" style:type="right" style:leader-style="dotted" style:leader-text="."/>
        </style:tab-stops>
      </style:paragraph-properties>
      <style:text-properties style:font-name="Palatino1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94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44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94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44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95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443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44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44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44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947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448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949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44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95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34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998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lineIndex" style:family="paragraph" style:parent-style-name="Header">
      <style:paragraph-properties fo:padding="3.191cm" fo:border-left="none" fo:border-right="none" fo:border-top="0.002cm solid #ffffff" fo:border-bottom="none"/>
      <style:text-properties fo:font-size="20pt"/>
    </style:style>
    <style:style style:name="Code" style:family="paragraph" style:parent-style-name="Paragraph">
      <style:paragraph-properties fo:margin-left="2.54cm" fo:margin-right="0cm" fo:margin-top="0cm" fo:margin-bottom="0cm" fo:orphans="4" fo:widows="4" fo:hyphenation-ladder-count="1" fo:text-indent="0cm" style:auto-text-indent="false" fo:background-color="#e6e6e6" fo:keep-with-next="auto">
        <style:background-image/>
      </style:paragraph-properties>
      <style:text-properties style:font-name="Courier New1" fo:font-size="70%" style:text-underline-style="none" fo:hyphenate="false" fo:hyphenation-remain-char-count="4" fo:hyphenation-push-char-count="4"/>
    </style:style>
    <style:style style:name="CopyrightText" style:family="paragraph" style:parent-style-name="Standard">
      <style:paragraph-properties fo:margin-left="0cm" fo:margin-right="0cm" fo:margin-top="0.15cm" fo:margin-bottom="0cm" fo:hyphenation-ladder-count="no-limit" fo:text-indent="0cm" style:auto-text-indent="false">
        <style:tab-stops/>
      </style:paragraph-properties>
      <style:text-properties style:font-name="Palatino1" fo:font-size="9pt" fo:hyphenate="true" fo:hyphenation-remain-char-count="4" fo:hyphenation-push-char-count="4"/>
    </style:style>
    <style:style style:name="Figure_20_Code" style:display-name="Figure Code" style:family="paragraph" style:parent-style-name="Code">
      <style:paragraph-properties fo:margin-left="0cm" fo:margin-right="0cm" fo:margin-top="0cm" fo:margin-bottom="0.102cm" fo:text-indent="0cm" style:auto-text-indent="false">
        <style:tab-stops>
          <style:tab-stop style:position="6.35cm"/>
        </style:tab-stops>
      </style:paragraph-properties>
      <style:text-properties style:font-name="Courier New" fo:font-size="9pt"/>
    </style:style>
    <style:style style:name="Figure_20_Code_20_Map" style:display-name="Figure Code Map" style:family="paragraph" style:parent-style-name="Figure_20_Code">
      <style:text-properties style:font-name="Times New Roman2"/>
    </style:style>
    <style:style style:name="CodeInLists" style:family="paragraph" style:parent-style-name="Numbering_20_1">
      <style:paragraph-properties fo:margin-left="3.048cm" fo:margin-right="0cm" fo:margin-top="0cm" fo:margin-bottom="0cm" fo:line-height="100%" fo:text-indent="0cm" style:auto-text-indent="false"/>
      <style:text-properties style:font-name="Courier New" fo:font-size="7pt"/>
    </style:style>
    <style:style style:name="Figure_20_Code_20_2" style:display-name="Figure Code 2" style:family="paragraph" style:parent-style-name="Code">
      <style:paragraph-properties fo:margin-left="0cm" fo:margin-right="0cm" fo:margin-top="0cm" fo:margin-bottom="0.051cm" fo:text-indent="0cm" style:auto-text-indent="false"/>
      <style:text-properties fo:font-size="8pt"/>
    </style:style>
    <style:style style:name="Head_20_1" style:display-name="Head 1" style:family="paragraph" style:parent-style-name="Heading_20_1" style:next-style-name="Under_5f_Head1" style:master-page-name="Chapter_5f_Start">
      <style:paragraph-properties fo:margin-left="0cm" fo:margin-right="0cm" fo:margin-top="2.499cm" fo:margin-bottom="0cm" fo:text-indent="0cm" style:auto-text-indent="false" fo:break-before="auto" fo:break-after="auto"/>
      <style:text-properties fo:color="#000000" style:font-name="Palatino1" fo:font-size="24pt" fo:font-weight="normal"/>
    </style:style>
    <style:style style:name="Under_5f_Head1" style:display-name="Under_Head1" style:family="paragraph" style:parent-style-name="Standard" style:next-style-name="Paragraph">
      <style:paragraph-properties fo:padding="0.15cm" fo:border-left="none" fo:border-right="none" fo:border-top="none" fo:border-bottom="0.002cm solid #000000"/>
      <style:text-properties fo:font-size="9.5pt"/>
    </style:style>
    <style:style style:name="ChapterText" style:family="paragraph" style:parent-style-name="Heading_20_2">
      <style:paragraph-properties fo:margin-left="0cm" fo:margin-right="0cm" fo:text-indent="0cm" style:auto-text-indent="false">
        <style:tab-stops>
          <style:tab-stop style:position="2.2cm" style:type="right"/>
        </style:tab-stops>
      </style:paragraph-properties>
      <style:text-properties fo:text-transform="uppercase" style:font-name="Helvetica" fo:font-size="10pt" fo:font-style="normal" fo:font-weight="normal"/>
    </style:style>
    <style:style style:name="Paragraph" style:family="paragraph" style:parent-style-name="Text_20_body">
      <style:paragraph-properties fo:margin-left="2.54cm" fo:margin-right="0cm" fo:margin-top="0.229cm" fo:margin-bottom="0.229cm" fo:orphans="2" fo:widows="2" fo:hyphenation-ladder-count="no-limit" fo:text-indent="0cm" style:auto-text-indent="false"/>
      <style:text-properties fo:color="#000000" style:font-name="Palatino1" fo:font-size="10pt" fo:hyphenate="true" fo:hyphenation-remain-char-count="4" fo:hyphenation-push-char-count="4"/>
    </style:style>
    <style:style style:name="Head_20_2" style:display-name="Head 2" style:family="paragraph" style:parent-style-name="Heading_20_2" style:next-style-name="Paragraph">
      <style:paragraph-properties fo:margin-left="2.54cm" fo:margin-right="0cm" fo:margin-top="1cm" fo:margin-bottom="0.4cm" fo:text-indent="0cm" style:auto-text-indent="false"/>
      <style:text-properties fo:color="#000000" style:font-name="Palatino1" fo:font-size="18pt" fo:font-style="normal" fo:font-weight="bold"/>
    </style:style>
    <style:style style:name="Head_20_3" style:display-name="Head 3" style:family="paragraph" style:parent-style-name="Heading_20_3" style:next-style-name="Paragraph">
      <style:paragraph-properties fo:margin-left="2.54cm" fo:margin-right="0cm" fo:margin-top="1cm" fo:margin-bottom="0.3cm" fo:text-indent="0cm" style:auto-text-indent="false"/>
      <style:text-properties fo:color="#000000" style:font-name="Palatino1" fo:font-size="16pt" fo:font-weight="normal"/>
    </style:style>
    <style:style style:name="Head_20_4" style:display-name="Head 4" style:family="paragraph" style:parent-style-name="Heading_20_4" style:next-style-name="Paragraph">
      <style:paragraph-properties fo:margin-left="2.54cm" fo:margin-right="0cm" fo:margin-top="0.891cm" fo:margin-bottom="0.199cm" fo:text-indent="0cm" style:auto-text-indent="false"/>
      <style:text-properties fo:color="#000000" style:font-name="Palatino1" fo:font-size="14pt" fo:font-style="normal" fo:font-weight="normal"/>
    </style:style>
    <style:style style:name="Head_20_5" style:display-name="Head 5" style:family="paragraph" style:parent-style-name="Heading_20_5" style:next-style-name="Paragraph">
      <style:paragraph-properties fo:margin-left="2.54cm" fo:margin-right="0cm" fo:margin-top="0.589cm" fo:margin-bottom="0.101cm" fo:text-indent="0cm" style:auto-text-indent="false"/>
      <style:text-properties fo:color="#000000" style:font-name="Palatino1" fo:font-size="12pt" fo:font-style="italic" fo:font-weight="normal"/>
    </style:style>
    <style:style style:name="Head_20_6" style:display-name="Head 6" style:family="paragraph" style:parent-style-name="Heading_20_6" style:next-style-name="Paragraph">
      <style:paragraph-properties fo:margin-left="2.54cm" fo:margin-right="0cm" fo:margin-top="0.589cm" fo:margin-bottom="0.101cm" fo:text-indent="0cm" style:auto-text-indent="false"/>
      <style:text-properties fo:color="#000000" style:font-name="Palatino1" fo:font-size="10pt" fo:font-style="italic" fo:font-weight="normal"/>
    </style:style>
    <style:style style:name="TextInTable" style:family="paragraph" style:parent-style-name="Table_20_Contents">
      <style:paragraph-properties fo:margin-top="0.28cm" fo:margin-bottom="0.28cm" fo:hyphenation-ladder-count="no-limit"/>
      <style:text-properties fo:color="#000000" style:font-name="Palatino1" fo:font-size="9pt" fo:hyphenate="true" fo:hyphenation-remain-char-count="4" fo:hyphenation-push-char-count="4"/>
    </style:style>
    <style:style style:name="TableHead" style:family="paragraph" style:parent-style-name="Table_20_Heading">
      <style:paragraph-properties fo:text-align="start" style:justify-single-word="false" fo:hyphenation-ladder-count="no-limit"/>
      <style:text-properties fo:color="#000000" style:font-name="Palatino1" fo:font-size="10pt" fo:font-style="normal" fo:hyphenate="true" fo:hyphenation-remain-char-count="4" fo:hyphenation-push-char-count="4"/>
    </style:style>
    <style:style style:name="TOC_5f_Head" style:display-name="TOC_Head" style:family="paragraph" style:parent-style-name="Contents_20_Heading" style:next-style-name="Under_5f_Head1" style:master-page-name="TOC_5f_Start">
      <style:paragraph-properties fo:margin-top="0cm" fo:margin-bottom="0cm" fo:padding="0cm" fo:border="none"/>
      <style:text-properties style:font-name="Palatino1"/>
    </style:style>
    <style:style style:name="TOC_5f_Level1" style:display-name="TOC_Level1" style:family="paragraph" style:parent-style-name="Contents_20_1"/>
    <style:style style:name="TOC_5f_Level2" style:display-name="TOC_Level2" style:family="paragraph" style:parent-style-name="Contents_20_2"/>
    <style:style style:name="TOC_5f_Level3" style:display-name="TOC_Level3" style:family="paragraph" style:parent-style-name="Contents_20_3"/>
    <style:style style:name="Index_5f_Head" style:display-name="Index_Head" style:family="paragraph" style:parent-style-name="Index_20_Heading" style:master-page-name="Index_5f_Start"/>
    <style:style style:name="Index_5f_Separation" style:display-name="Index_Separation" style:family="paragraph" style:parent-style-name="Index_20_Separator">
      <style:paragraph-properties fo:margin-top="0.499cm" fo:margin-bottom="0cm" fo:keep-with-next="always"/>
      <style:text-properties style:font-name="Helvetica1" fo:font-weight="bold"/>
    </style:style>
    <style:style style:name="Index_5f_Level1" style:display-name="Index_Level1" style:family="paragraph" style:parent-style-name="Index_20_1">
      <style:paragraph-properties fo:margin-left="0cm" fo:margin-right="0cm" fo:text-indent="0cm" style:auto-text-indent="false"/>
      <style:text-properties fo:font-size="10pt"/>
    </style:style>
    <style:style style:name="Index_5f_Level2" style:display-name="Index_Level2" style:family="paragraph" style:parent-style-name="Index_20_2">
      <style:text-properties style:font-name="Palatino1" fo:font-size="10pt"/>
    </style:style>
    <style:style style:name="Copyright" style:family="paragraph" style:parent-style-name="Head_20_2">
      <style:paragraph-properties fo:margin-left="0cm" fo:margin-right="0.838cm" fo:text-indent="0cm" style:auto-text-indent="false"/>
      <style:text-properties fo:font-size="16pt"/>
    </style:style>
    <style:style style:name="BottomTitelLine" style:family="paragraph" style:parent-style-name="Frame_20_contents">
      <style:paragraph-properties fo:margin-left="0cm" fo:margin-right="0cm" fo:text-indent="0cm" style:auto-text-indent="false" fo:padding="0.049cm" fo:border-left="none" fo:border-right="none" fo:border-top="none" fo:border-bottom="0.002cm solid #000000"/>
      <style:text-properties fo:font-size="8pt"/>
    </style:style>
    <style:style style:name="TitledListBody" style:family="paragraph" style:parent-style-name="Paragraph">
      <style:paragraph-properties fo:margin-left="3.05cm" fo:margin-right="0cm" fo:margin-top="0cm" fo:margin-bottom="0.28cm" fo:text-indent="0cm" style:auto-text-indent="false"/>
    </style:style>
    <style:style style:name="TitledListHead" style:family="paragraph" style:parent-style-name="Paragraph" style:next-style-name="TitledListBody">
      <style:paragraph-properties fo:margin-top="0.28cm" fo:margin-bottom="0cm" fo:keep-with-next="always"/>
      <style:text-properties fo:font-style="italic"/>
    </style:style>
    <style:style style:name="TipInTable" style:family="paragraph" style:parent-style-name="TextInTable"/>
    <style:style style:name="TitledListCode" style:family="paragraph" style:parent-style-name="TitledListBody">
      <style:paragraph-properties fo:margin-top="0cm" fo:margin-bottom="0cm" fo:background-color="#e6e6e6">
        <style:background-image/>
      </style:paragraph-properties>
      <style:text-properties style:font-name="Courier New" fo:font-size="70%"/>
    </style:style>
    <style:style style:name="MethodSignatures" style:family="paragraph" style:parent-style-name="Paragraph">
      <style:paragraph-properties fo:margin-left="3.039cm" fo:margin-right="0cm" fo:margin-top="0cm" fo:margin-bottom="0cm" fo:text-indent="0cm" style:auto-text-indent="false">
        <style:tab-stops/>
      </style:paragraph-properties>
      <style:text-properties style:font-name="Courier New" fo:font-size="7pt"/>
    </style:style>
    <style:style style:name="TableHeadLeft" style:family="paragraph" style:parent-style-name="TableHead">
      <style:paragraph-properties fo:margin-left="0.3cm" fo:margin-right="0cm" fo:text-align="start" style:justify-single-word="false" fo:text-indent="0cm" style:auto-text-indent="false"/>
    </style:style>
    <style:style style:name="TableCode" style:family="paragraph" style:parent-style-name="TextInTable">
      <style:text-properties style:font-name="Courier New" fo:font-size="90%"/>
    </style:style>
    <style:style style:name="Listing" style:family="paragraph" style:parent-style-name="Paragraph" style:next-style-name="Paragraph">
      <style:paragraph-properties fo:margin-top="0.101cm" fo:margin-bottom="0.28cm"/>
      <style:text-properties fo:font-size="9pt" fo:font-style="italic"/>
    </style:style>
    <style:style style:name="Output" style:family="paragraph" style:parent-style-name="Code">
      <style:paragraph-properties fo:background-color="#ffffff" fo:padding="0.049cm" fo:border="0.002cm solid #000000">
        <style:background-image/>
      </style:paragraph-properties>
    </style:style>
    <style:style style:name="Table_5f_Note" style:display-name="Table_Note" style:family="paragraph" style:parent-style-name="Paragraph">
      <style:paragraph-properties fo:margin-left="2.799cm" fo:margin-right="0cm" fo:margin-top="0.079cm" fo:margin-bottom="0cm" fo:text-indent="-0.259cm" style:auto-text-indent="false">
        <style:tab-stops/>
      </style:paragraph-properties>
      <style:text-properties fo:font-size="8pt" fo:font-style="normal"/>
    </style:style>
    <style:style style:name="TableFootnote" style:family="paragraph" style:parent-style-name="Paragraph">
      <style:paragraph-properties fo:margin-left="2.799cm" fo:margin-right="0cm" fo:margin-top="0.079cm" fo:margin-bottom="0cm" fo:text-indent="-0.259cm" style:auto-text-indent="false">
        <style:tab-stops/>
      </style:paragraph-properties>
      <style:text-properties style:font-name="Palatino2" fo:font-size="8pt"/>
    </style:style>
    <style:style style:name="Footnote_20_Symbol" style:display-name="Footnote Symbol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ZapfDingbats"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2"/>
    </style:style>
    <style:style style:name="Example" style:family="text">
      <style:text-properties style:font-name="Courier New2"/>
    </style:style>
    <style:style style:name="User_20_Entry" style:display-name="User Entry" style:family="text">
      <style:text-properties style:font-name="Courier New2"/>
    </style:style>
    <style:style style:name="Definition" style:family="text"/>
    <style:style style:name="PageNumber" style:family="text">
      <style:text-properties style:font-name="Helvetica2" fo:font-size="9pt" fo:font-weight="bold"/>
    </style:style>
    <style:style style:name="Code_20__28_in_20_text_29_" style:display-name="Code (in text)" style:family="text">
      <style:text-properties fo:color="#000000" style:font-name="Courier New" fo:font-size="9pt"/>
    </style:style>
    <style:style style:name="www_2f_ftp_2f_email" style:display-name="www/ftp/email" style:family="text" style:parent-style-name="Emphasis"/>
    <style:style style:name="Buttons_2f_Menus" style:display-name="Buttons/Menus" style:family="text">
      <style:text-properties fo:font-weight="bold"/>
    </style:style>
    <style:style style:name="CodeEmphasis" style:family="text" style:parent-style-name="DefaultCode">
      <style:text-properties fo:font-weight="bold"/>
    </style:style>
    <style:style style:name="Reference" style:family="text">
      <style:text-properties fo:font-style="italic"/>
    </style:style>
    <style:style style:name="White" style:family="text"/>
    <style:style style:name="DefaultParagraph" style:family="text">
      <style:text-properties style:font-name="Palatino2" fo:font-size="10pt"/>
    </style:style>
    <style:style style:name="MethodSignatureEmphasis" style:family="text" style:parent-style-name="DefaultParagraph">
      <style:text-properties style:font-name="Courier New3" fo:font-size="7pt" fo:font-weight="bold"/>
    </style:style>
    <style:style style:name="DefaultCode" style:family="text" style:parent-style-name="DefaultParagraph">
      <style:text-properties style:font-name="Courier New" fo:font-size="7pt"/>
    </style:style>
    <style:style style:name="ChapterRef" style:family="text">
      <style:text-properties fo:font-style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style:background-transparency="100%" fo:padding="0cm" fo:border="none">
        <style:background-image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ChapterFrame" style:family="graphic">
      <style:graphic-properties svg:width="2.54cm" fo:min-height="0.801cm" text:anchor-type="page" svg:x="0cm" svg:y="0cm" style:wrap="run-through" style:vertical-pos="top" style:vertical-rel="page-content" style:horizontal-pos="left" style:horizontal-rel="page-content" fo:padding="0.049cm" fo:border-left="none" fo:border-right="none" fo:border-top="none" fo:border-bottom="0.002cm solid #000000"/>
    </style:style>
    <style:style style:name="Illustration" style:family="graphic">
      <style:graphic-properties text:anchor-type="page" svg:x="0cm" svg:y="0cm" fo:margin-left="0cm" fo:margin-right="0cm" fo:margin-top="0.499cm" fo:margin-bottom="0.499cm" style:wrap="none" style:vertical-pos="from-top" style:vertical-rel="page-content" style:horizontal-pos="from-left" style:horizontal-rel="page-content" fo:background-color="transparent" style:background-transparency="100%" fo:padding="0cm" fo:border="0.035cm solid #800000">
        <style:background-image/>
        <style:columns fo:column-count="0" fo:column-gap="0cm"/>
      </style:graphic-properties>
    </style:style>
    <text:outline-style>
      <text:outline-level-style text:level="1" text:style-name="White" style:num-format="1">
        <style:list-level-properties text:min-label-width="2.54cm"/>
      </text:outline-level-style>
      <text:outline-level-style text:level="2" style:num-suffix=" " style:num-format="1" text:display-levels="2"/>
      <text:outline-level-style text:level="3" style:num-suffix="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n">
        <style:list-level-properties text:min-label-width="0.499cm"/>
        <style:text-properties fo:font-family="ZapfDingbats" style:font-family-generic="decorative" style:font-pitch="variable"/>
      </text:list-level-style-bullet>
      <text:list-level-style-bullet text:level="2" text:style-name="Bullet_20_Symbols" text:bullet-char="n">
        <style:list-level-properties text:space-before="0.395cm" text:min-label-width="0.499cm"/>
        <style:text-properties fo:font-family="ZapfDingbats" style:font-family-generic="decorative" style:font-pitch="variable"/>
      </text:list-level-style-bullet>
      <text:list-level-style-bullet text:level="3" text:style-name="Bullet_20_Symbols" text:bullet-char="n">
        <style:list-level-properties text:space-before="0.79cm" text:min-label-width="0.499cm"/>
        <style:text-properties fo:font-family="ZapfDingbats" style:font-family-generic="decorative" style:font-pitch="variable"/>
      </text:list-level-style-bullet>
      <text:list-level-style-bullet text:level="4" text:style-name="Bullet_20_Symbols" text:bullet-char="n">
        <style:list-level-properties text:space-before="1.186cm" text:min-label-width="0.499cm"/>
        <style:text-properties fo:font-family="ZapfDingbats" style:font-family-generic="decorative" style:font-pitch="variable"/>
      </text:list-level-style-bullet>
      <text:list-level-style-bullet text:level="5" text:style-name="Bullet_20_Symbols" text:bullet-char="n">
        <style:list-level-properties text:space-before="1.581cm" text:min-label-width="0.499cm"/>
        <style:text-properties fo:font-family="ZapfDingbats" style:font-family-generic="decorative" style:font-pitch="variable"/>
      </text:list-level-style-bullet>
      <text:list-level-style-bullet text:level="6" text:style-name="Bullet_20_Symbols" text:bullet-char="n">
        <style:list-level-properties text:space-before="1.976cm" text:min-label-width="0.499cm"/>
        <style:text-properties fo:font-family="ZapfDingbats" style:font-family-generic="decorative" style:font-pitch="variable"/>
      </text:list-level-style-bullet>
      <text:list-level-style-bullet text:level="7" text:style-name="Bullet_20_Symbols" text:bullet-char="n">
        <style:list-level-properties text:space-before="2.371cm" text:min-label-width="0.499cm"/>
        <style:text-properties fo:font-family="ZapfDingbats" style:font-family-generic="decorative" style:font-pitch="variable"/>
      </text:list-level-style-bullet>
      <text:list-level-style-bullet text:level="8" text:style-name="Bullet_20_Symbols" text:bullet-char="n">
        <style:list-level-properties text:space-before="2.766cm" text:min-label-width="0.499cm"/>
        <style:text-properties fo:font-family="ZapfDingbats" style:font-family-generic="decorative" style:font-pitch="variable"/>
      </text:list-level-style-bullet>
      <text:list-level-style-bullet text:level="9" text:style-name="Bullet_20_Symbols" text:bullet-char="n">
        <style:list-level-properties text:space-before="3.161cm" text:min-label-width="0.499cm"/>
        <style:text-properties fo:font-family="ZapfDingbats" style:font-family-generic="decorative" style:font-pitch="variable"/>
      </text:list-level-style-bullet>
      <text:list-level-style-bullet text:level="10" text:style-name="Bullet_20_Symbols" text:bullet-char="n">
        <style:list-level-properties text:space-before="3.556cm" text:min-label-width="0.499cm"/>
        <style:text-properties fo:font-family="ZapfDingbats" style:font-family-generic="decorative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Enumeration_5f_1" style:display-name="Enumeration_1">
      <text:list-level-style-bullet text:level="1" text:style-name="Bullet_20_Symbols" style:num-suffix="." text:bullet-char="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">
        <style:list-level-properties text:space-before="0.499cm" text:min-label-width="0.499cm"/>
        <style:text-properties fo:font-family="StarSymbol" style:font-charset="x-symbol"/>
      </text:list-level-style-bullet>
      <text:list-level-style-bullet text:level="3" text:style-name="Bullet_20_Symbols" style:num-suffix="." text:bullet-char="">
        <style:list-level-properties text:space-before="0.999cm" text:min-label-width="0.499cm"/>
        <style:text-properties fo:font-family="StarSymbol" style:font-charset="x-symbol"/>
      </text:list-level-style-bullet>
      <text:list-level-style-bullet text:level="4" text:style-name="Bullet_20_Symbols" style:num-suffix="." text:bullet-char="">
        <style:list-level-properties text:space-before="1.498cm" text:min-label-width="0.499cm"/>
        <style:text-properties fo:font-family="StarSymbol" style:font-charset="x-symbol"/>
      </text:list-level-style-bullet>
      <text:list-level-style-bullet text:level="5" text:style-name="Bullet_20_Symbols" style:num-suffix="." text:bullet-char="">
        <style:list-level-properties text:space-before="1.997cm" text:min-label-width="0.499cm"/>
        <style:text-properties fo:font-family="StarSymbol" style:font-charset="x-symbol"/>
      </text:list-level-style-bullet>
      <text:list-level-style-bullet text:level="6" text:style-name="Bullet_20_Symbols" style:num-suffix="." text:bullet-char="">
        <style:list-level-properties text:space-before="2.496cm" text:min-label-width="0.499cm"/>
        <style:text-properties fo:font-family="StarSymbol" style:font-charset="x-symbol"/>
      </text:list-level-style-bullet>
      <text:list-level-style-bullet text:level="7" text:style-name="Bullet_20_Symbols" style:num-suffix="." text:bullet-char="">
        <style:list-level-properties text:space-before="2.995cm" text:min-label-width="0.499cm"/>
        <style:text-properties fo:font-family="StarSymbol" style:font-charset="x-symbol"/>
      </text:list-level-style-bullet>
      <text:list-level-style-bullet text:level="8" text:style-name="Bullet_20_Symbols" style:num-suffix="." text:bullet-char="">
        <style:list-level-properties text:space-before="3.494cm" text:min-label-width="0.499cm"/>
        <style:text-properties fo:font-family="StarSymbol" style:font-charset="x-symbol"/>
      </text:list-level-style-bullet>
      <text:list-level-style-bullet text:level="9" text:style-name="Bullet_20_Symbols" style:num-suffix="." text:bullet-char="">
        <style:list-level-properties text:space-before="3.994cm" text:min-label-width="0.499cm"/>
        <style:text-properties fo:font-family="StarSymbol" style:font-charset="x-symbol"/>
      </text:list-level-style-bullet>
      <text:list-level-style-bullet text:level="10" text:style-name="Bullet_20_Symbols" style:num-suffix="." text:bullet-char="">
        <style:list-level-properties text:space-before="4.493cm" text:min-label-width="0.499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_20_right">
      <style:text-properties fo:font-weight="bold"/>
    </style:style>
    <style:style style:name="T1" style:family="text">
      <style:text-properties fo:font-weight="normal"/>
    </style:style>
    <style:page-layout style:name="pm1" style:page-usage="mirrored">
      <style:page-layout-properties fo:page-width="19.05cm" fo:page-height="22.86cm" style:num-format="1" style:print-orientation="portrait" fo:margin-top="1.905cm" fo:margin-bottom="1.905cm" fo:margin-left="2.33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19.05cm" fo:page-height="22.86cm" style:num-format="1" style:print-orientation="portrait" fo:margin-top="1.905cm" fo:margin-bottom="1.905cm" fo:margin-left="1.27cm" fo:margin-right="2.33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/>
      </style:footer-style>
    </style:page-layout>
    <style:page-layout style:name="pm4" style:page-usage="right">
      <style:page-layout-properties fo:page-width="19.05cm" fo:page-height="22.86cm" style:num-format="1" style:print-orientation="portrait" fo:margin-top="1.905cm" fo:margin-bottom="1.905cm" fo:margin-left="2.33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/>
      </style:footer-style>
    </style:page-layout>
    <style:page-layout style:name="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19.05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19.05cm" fo:page-height="22.86cm" style:num-format="1" style:print-orientation="portrait" fo:margin-top="1.91cm" fo:margin-bottom="1.91cm" fo:margin-left="2.341cm" fo:margin-right="1.27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9" style:page-usage="left">
      <style:page-layout-properties fo:page-width="21.59cm" fo:page-height="27.94cm" style:num-format="1" style:print-orientation="portrait" fo:margin-top="1.905cm" fo:margin-bottom="1.905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/>
      </style:footer-style>
    </style:page-layout>
    <style:page-layout style:name="pm10" style:page-usage="left">
      <style:page-layout-properties fo:page-width="21.59cm" fo:page-height="27.94cm" style:num-format="1" style:print-orientation="portrait" fo:margin-top="1.905cm" fo:margin-bottom="1.905cm" fo:margin-left="1.27cm" fo:margin-right="2.33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1" style:page-usage="right">
      <style:page-layout-properties fo:page-width="21.59cm" fo:page-height="27.94cm" style:num-format="1" style:print-orientation="portrait" fo:margin-top="1.905cm" fo:margin-bottom="1.905cm" fo:margin-left="2.33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 style:page-usage="right">
      <style:page-layout-properties fo:page-width="21.59cm" fo:page-height="27.94cm" style:num-format="1" style:print-orientation="portrait" fo:margin-top="1.91cm" fo:margin-bottom="1.91cm" fo:margin-left="2.341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9cm" fo:margin-left="0cm" fo:margin-right="0cm" fo:margin-bottom="0cm"/>
      </style:header-style>
      <style:footer-style>
        <style:header-footer-properties fo:min-height="0.699cm" fo:margin-left="0cm" fo:margin-right="0cm" fo:margin-top="0.199cm"/>
      </style:footer-style>
    </style:page-layout>
    <style:page-layout style:name="pm13" style:page-usage="left">
      <style:page-layout-properties fo:page-width="21.59cm" fo:page-height="27.94cm" style:num-format="1" style:print-orientation="portrait" fo:margin-top="1.905cm" fo:margin-bottom="1.905cm" fo:margin-left="1.27cm" fo:margin-right="2.33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/>
      </style:footer-style>
    </style:page-layout>
    <style:page-layout style:name="pm14" style:page-usage="right">
      <style:page-layout-properties fo:page-width="21.59cm" fo:page-height="27.94cm" style:num-format="1" style:print-orientation="portrait" fo:margin-top="1.905cm" fo:margin-bottom="1.905cm" fo:margin-left="2.33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/>
      </style:footer-style>
    </style:page-layout>
    <style:page-layout style:name="pm15">
      <style:page-layout-properties fo:page-width="21.59cm" fo:page-height="27.94cm" style:num-format="1" style:print-orientation="portrait" fo:margin-top="1.905cm" fo:margin-bottom="1.905cm" fo:margin-left="2.33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9cm" fo:margin-left="0cm" fo:margin-right="0cm" fo:margin-bottom="0cm"/>
      </style:header-style>
      <style:footer-style>
        <style:header-footer-properties fo:min-height="0.699cm" fo:margin-left="0cm" fo:margin-right="0cm" fo:margin-top="0.199cm"/>
      </style:footer-style>
    </style:page-layout>
    <style:page-layout style:name="pm16" style:page-usage="left">
      <style:page-layout-properties fo:page-width="19.05cm" fo:page-height="22.86cm" style:num-format="1" style:print-orientation="portrait" fo:margin-top="1.905cm" fo:margin-bottom="1.905cm" fo:margin-left="1.27cm" fo:margin-right="2.33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/>
      </style:footer-style>
    </style:page-layout>
    <style:page-layout style:name="pm17" style:page-usage="right">
      <style:page-layout-properties fo:page-width="19.05cm" fo:page-height="22.86cm" style:num-format="1" style:print-orientation="portrait" fo:margin-top="1.905cm" fo:margin-bottom="1.905cm" fo:margin-left="2.33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/>
      </style:footer-style>
    </style:page-layout>
    <style:page-layout style:name="pm18" style:page-usage="left">
      <style:page-layout-properties fo:page-width="21.59cm" fo:page-height="27.94cm" style:num-format="1" style:print-orientation="portrait" fo:margin-top="1.905cm" fo:margin-bottom="1.905cm" fo:margin-left="1.27cm" fo:margin-right="2.337cm" style:writing-mode="lr-tb" style:footnote-max-height="0cm">
        <style:columns fo:column-count="2" fo:column-gap="0.84cm">
          <style:column style:rel-width="32767*" fo:start-indent="0cm" fo:end-indent="0.42cm"/>
          <style:column style:rel-width="32768*" fo:start-indent="0.42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/>
      </style:footer-style>
    </style:page-layout>
    <style:page-layout style:name="pm19" style:page-usage="right">
      <style:page-layout-properties fo:page-width="21.59cm" fo:page-height="27.94cm" style:num-format="1" style:print-orientation="portrait" fo:margin-top="1.905cm" fo:margin-bottom="1.905cm" fo:margin-left="2.337cm" fo:margin-right="1.27cm" style:writing-mode="lr-tb" style:footnote-max-height="0cm">
        <style:columns fo:column-count="2" fo:column-gap="0.84cm">
          <style:column style:rel-width="32767*" fo:start-indent="0cm" fo:end-indent="0.42cm"/>
          <style:column style:rel-width="32768*" fo:start-indent="0.42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/>
      </style:footer-style>
    </style:page-layout>
    <style:page-layout style:name="pm20" style:page-usage="right">
      <style:page-layout-properties fo:page-width="21.59cm" fo:page-height="27.94cm" style:num-format="1" style:print-orientation="portrait" fo:margin-top="1.91cm" fo:margin-bottom="1.91cm" fo:margin-left="2.341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1" style:page-usage="right">
      <style:page-layout-properties fo:page-width="21.59cm" fo:page-height="27.94cm" style:num-format="1" style:print-orientation="portrait" fo:margin-top="1.91cm" fo:margin-bottom="1.91cm" fo:margin-left="2.341cm" fo:margin-right="1.27cm" fo:border="none" fo:padding="0cm" style:writing-mode="lr-tb" style:footnote-max-height="0cm">
        <style:columns fo:column-count="2" fo:column-gap="0.84cm">
          <style:column style:rel-width="32767*" fo:start-indent="0cm" fo:end-indent="0.42cm"/>
          <style:column style:rel-width="32768*" fo:start-indent="0.42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881cm" fo:margin-left="0cm" fo:margin-right="0cm" fo:margin-bottom="0.801cm" fo:border-top="none" fo:border-bottom="0.035cm solid #000000" fo:border-left="none" fo:border-right="none" fo:padding="0.499cm"/>
      </style:header-style>
      <style:footer-style>
        <style:header-footer-properties fo:min-height="1.02cm" fo:margin-left="0cm" fo:margin-right="0cm" fo:margin-top="0.51cm"/>
      </style:footer-style>
    </style:page-layout>
    <style:page-layout style:name="pm22" style:page-usage="right">
      <style:page-layout-properties fo:page-width="21.59cm" fo:page-height="27.94cm" style:num-format="1" style:print-orientation="portrait" fo:margin-top="1.91cm" fo:margin-bottom="1.91cm" fo:margin-left="2.341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/>
      </style:footer-style>
    </style:page-layout>
    <style:page-layout style:name="pm23" style:page-usage="left">
      <style:page-layout-properties fo:page-width="21.59cm" fo:page-height="27.94cm" style:num-format="1" style:print-orientation="portrait" fo:margin-top="1.91cm" fo:margin-bottom="1.91cm" fo:margin-left="1.27cm" fo:margin-right="2.34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/>
      </style:footer-style>
    </style:page-layout>
  </office:automatic-styles>
  <office:master-styles>
    <style:master-page style:name="Standard" style:page-layout-name="pm1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 style:next-style-name="Right_20_Page">
      <style:footer>
        <text:user-field-decls>
          <text:user-field-decl office:value-type="string" office:string-value="Manual Title" text:name="BuchTitel"/>
          <text:user-field-decl office:value-type="string" office:string-value="March 2001" text:name="ReleaseDate"/>
          <text:user-field-decl office:value-type="string" office:string-value="Product name and Release number" text:name="SOVersion"/>
        </text:user-field-decls>
        <text:p text:style-name="Footer_20_left"><text:page-number text:select-page="current"/> <text:s text:c="4"/><text:user-field-get text:name="SOVersion">Product name and Release number</text:user-field-get> <text:s/><text:user-field-get text:name="BuchTitel">Manual Title</text:user-field-get>  <text:user-field-get text:name="ReleaseDate">March 2001</text:user-field-get></text:p>
      </style:footer>
    </style:master-page>
    <style:master-page style:name="Right_20_Page" style:display-name="Right Page" style:page-layout-name="pm4" style:next-style-name="Left_20_Page">
      <style:footer>
        <text:user-field-decls>
          <text:user-field-decl office:value-type="string" office:string-value="Chapter" text:name="KapitelTitel"/>
        </text:user-field-decls>
        <text:p text:style-name="Footer_20_right"><text:user-field-get text:name="KapitelTitel">Chapter</text:user-field-get> <text:s/><text:chapter text:display="number" text:outline-level="1"/> <text:s text:c="4"/><text:chapter text:display="name" text:outline-level="1"/> <text:s text:c="3"/><text:page-number text:select-page="current"/></text:p>
      </style:footer>
    </style:master-page>
    <style:master-page style:name="Envelope" style:page-layout-name="pm5"/>
    <style:master-page style:name="Index" style:page-layout-name="pm6"/>
    <style:master-page style:name="HTML" style:page-layout-name="pm7"/>
    <style:master-page style:name="Endnote" style:page-layout-name="pm8"/>
    <style:master-page style:name="Vakat" style:page-layout-name="pm9">
      <style:footer>
        <text:user-field-decls>
          <text:user-field-decl office:value-type="string" office:string-value="Manual Title" text:name="BuchTitel"/>
          <text:user-field-decl office:value-type="string" office:string-value="March 2001" text:name="ReleaseDate"/>
          <text:user-field-decl office:value-type="string" office:string-value="Product name and Release number" text:name="SOVersion"/>
        </text:user-field-decls>
        <text:p text:style-name="Footer_20_left"><text:page-number text:select-page="current"/><text:span text:style-name="PageNumber"> <text:s text:c="4"/></text:span><text:s/><text:user-field-get text:name="SOVersion">Product name and Release number</text:user-field-get> <text:s text:c="2"/><text:user-field-get text:name="BuchTitel">Manual Title</text:user-field-get>  <text:user-field-get text:name="ReleaseDate">March 2001</text:user-field-get></text:p>
      </style:footer>
    </style:master-page>
    <style:master-page style:name="CopyrightPage" style:page-layout-name="pm10"/>
    <style:master-page style:name="BookPage1" style:page-layout-name="pm11" style:next-style-name="CopyrightPage"/>
    <style:master-page style:name="NoChapter" style:page-layout-name="pm12" style:next-style-name="Page_5f_Left">
      <style:header>
        <text:p text:style-name="Header"/>
      </style:header>
      <style:footer>
        <text:p text:style-name="Footer_20_right"><text:page-number text:select-page="current"/></text:p>
      </style:footer>
    </style:master-page>
    <style:master-page style:name="NoChapter_20_left" style:display-name="NoChapter left" style:page-layout-name="pm13" style:next-style-name="No_20_chapter_20_right">
      <style:footer>
        <text:user-field-decls>
          <text:user-field-decl office:value-type="string" office:string-value="Manual Title" text:name="BuchTitel"/>
          <text:user-field-decl office:value-type="string" office:string-value="March 2001" text:name="ReleaseDate"/>
          <text:user-field-decl office:value-type="string" office:string-value="Product name and Release number" text:name="SOVersion"/>
        </text:user-field-decls>
        <text:p text:style-name="Footer_20_left"><text:page-number text:select-page="current"/> <text:s text:c="4"/><text:user-field-get text:name="SOVersion">Product name and Release number</text:user-field-get> <text:s text:c="2"/><text:user-field-get text:name="BuchTitel">Manual Title</text:user-field-get>  <text:user-field-get text:name="ReleaseDate">March 2001</text:user-field-get></text:p>
      </style:footer>
    </style:master-page>
    <style:master-page style:name="No_20_chapter_20_right" style:display-name="No chapter right" style:page-layout-name="pm14" style:next-style-name="NoChapter_20_left">
      <style:footer>
        <text:p text:style-name="Footer_20_right"><text:s text:c="5"/><text:chapter text:display="name" text:outline-level="1"/> <text:s text:c="3"/><text:page-number text:select-page="current"/></text:p>
      </style:footer>
    </style:master-page>
    <style:master-page style:name="TOC_5f_Start" style:display-name="TOC_Start" style:page-layout-name="pm15" style:next-style-name="TOC_5f_Left">
      <style:header>
        <text:p text:style-name="Header"/>
      </style:header>
      <style:header-left>
        <text:p text:style-name="Header_20_left"/>
      </style:header-left>
      <style:footer>
        <text:p text:style-name="Footer_20_right"><text:s text:c="5"/><text:page-number style:num-format="1" text:select-page="current"/></text:p>
      </style:footer>
      <style:footer-left>
        <text:p text:style-name="Footer_20_right"><text:page-number text:select-page="current"/></text:p>
      </style:footer-left>
    </style:master-page>
    <style:master-page style:name="TOC_5f_Left" style:display-name="TOC_Left" style:page-layout-name="pm16" style:next-style-name="TOC_5f_Right">
      <style:footer>
        <text:user-field-decls>
          <text:user-field-decl office:value-type="string" office:string-value="Manual Title" text:name="BuchTitel"/>
          <text:user-field-decl office:value-type="string" office:string-value="Product name and Release number" text:name="SOVersion"/>
        </text:user-field-decls>
        <text:p text:style-name="Footer_20_left"><text:page-number text:select-page="current"/> <text:s text:c="4"/><text:user-field-get text:name="SOVersion">Product name and Release number</text:user-field-get> <text:s/><text:user-field-get text:name="BuchTitel">Manual Title</text:user-field-get></text:p>
      </style:footer>
      <style:footer-left>
        <text:user-field-decls>
          <text:user-field-decl office:value-type="string" office:string-value="Manual Title" text:name="BuchTitel"/>
          <text:user-field-decl office:value-type="string" office:string-value="Product name and Release number" text:name="SOVersion"/>
        </text:user-field-decls>
        <text:p text:style-name="Footer_20_left"><text:page-number text:select-page="current"/> <text:s text:c="4"/><text:user-field-get text:name="SOVersion">Product name and Release number</text:user-field-get> <text:user-field-get text:name="BuchTitel">Manual Title</text:user-field-get></text:p>
      </style:footer-left>
    </style:master-page>
    <style:master-page style:name="TOC_5f_Right" style:display-name="TOC_Right" style:page-layout-name="pm17" style:next-style-name="TOC_5f_Left">
      <style:footer>
        <text:user-field-decls>
          <text:user-field-decl office:value-type="string" office:string-value="Contents" text:name="InhaltsverzTitel"/>
        </text:user-field-decls>
        <text:p text:style-name="Footer_20_right"><text:user-field-get text:name="InhaltsverzTitel">Contents</text:user-field-get> <text:s text:c="4"/><text:page-number style:num-format="1" text:select-page="current"/></text:p>
      </style:footer>
      <style:footer-left>
        <text:user-field-decls>
          <text:user-field-decl office:value-type="string" office:string-value="Contents" text:name="InhaltsverzTitel"/>
        </text:user-field-decls>
        <text:p text:style-name="Footer_20_right"><text:user-field-get text:name="InhaltsverzTitel">Contents</text:user-field-get> <text:s text:c="4"/><text:page-number text:select-page="current"/></text:p>
      </style:footer-left>
    </style:master-page>
    <style:master-page style:name="Index_5f_Left" style:display-name="Index_Left" style:page-layout-name="pm18" style:next-style-name="Index_5f_Right">
      <style:footer>
        <text:user-field-decls>
          <text:user-field-decl office:value-type="string" office:string-value="Manual Title" text:name="BuchTitel"/>
          <text:user-field-decl office:value-type="string" office:string-value="March 2001" text:name="ReleaseDate"/>
          <text:user-field-decl office:value-type="string" office:string-value="Product name and Release number" text:name="SOVersion"/>
        </text:user-field-decls>
        <text:p text:style-name="Footer_20_left"><text:page-number text:select-page="current"/><text:span text:style-name="T1"> <text:s text:c="3"/></text:span><text:s/><text:user-field-get text:name="SOVersion">Product name and Release number</text:user-field-get> <text:s/><text:user-field-get text:name="BuchTitel">Manual Title</text:user-field-get>  <text:user-field-get text:name="ReleaseDate">March 2001</text:user-field-get></text:p>
      </style:footer>
    </style:master-page>
    <style:master-page style:name="Index_5f_Right" style:display-name="Index_Right" style:page-layout-name="pm19" style:next-style-name="Index_5f_Left">
      <style:footer>
        <text:user-field-decls>
          <text:user-field-decl office:value-type="string" office:string-value="Index" text:name="IndexTitel"/>
        </text:user-field-decls>
        <text:p text:style-name="Footer_20_right"><text:user-field-get text:name="IndexTitel">Index</text:user-field-get> <text:s text:c="4"/><text:page-number text:select-page="current"/></text:p>
      </style:footer>
    </style:master-page>
    <style:master-page style:name="Chapter_5f_Start" style:display-name="Chapter_Start" style:page-layout-name="pm20" style:next-style-name="Page_5f_Left"/>
    <style:master-page style:name="Index_5f_Start" style:display-name="Index_Start" style:page-layout-name="pm21" style:next-style-name="Index_5f_Left">
      <style:header>
        <text:user-field-decls>
          <text:user-field-decl office:value-type="string" office:string-value="Index" text:name="IndexTitel"/>
        </text:user-field-decls>
        <text:p text:style-name="HeadlineIndex"><text:user-field-get text:name="IndexTitel">Index</text:user-field-get></text:p>
      </style:header>
      <style:footer>
        <text:p text:style-name="P1"><text:page-number text:select-page="current"/></text:p>
      </style:footer>
    </style:master-page>
    <style:master-page style:name="Page_5f_Right" style:display-name="Page_Right" style:page-layout-name="pm22" style:next-style-name="Page_5f_Left">
      <style:footer>
        <text:user-field-decls>
          <text:user-field-decl office:value-type="string" office:string-value="Chapter" text:name="KapitelTitel"/>
        </text:user-field-decls>
        <text:p text:style-name="Footer_20_right"><text:user-field-get text:name="KapitelTitel">Chapter</text:user-field-get> <text:s/><text:chapter text:display="number" text:outline-level="1"/> <text:s text:c="4"/><text:chapter text:display="name" text:outline-level="1"/> <text:s text:c="3"/><text:page-number text:select-page="current"/></text:p>
      </style:footer>
      <style:footer-left>
        <text:p text:style-name="Footer"/>
      </style:footer-left>
    </style:master-page>
    <style:master-page style:name="Page_5f_Left" style:display-name="Page_Left" style:page-layout-name="pm23" style:next-style-name="Page_5f_Right">
      <style:footer>
        <text:user-field-decls>
          <text:user-field-decl office:value-type="string" office:string-value="Manual Title" text:name="BuchTitel"/>
          <text:user-field-decl office:value-type="string" office:string-value="March 2001" text:name="ReleaseDate"/>
          <text:user-field-decl office:value-type="string" office:string-value="Product name and Release number" text:name="SOVersion"/>
        </text:user-field-decls>
        <text:p text:style-name="Footer_20_left"><text:page-number text:select-page="current"/> <text:s text:c="4"/><text:user-field-get text:name="SOVersion">Product name and Release number</text:user-field-get> <text:s/><text:user-field-get text:name="BuchTitel">Manual Title</text:user-field-get>  <text:user-field-get text:name="ReleaseDate">March 2001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6$Build-8852$CWS-sdksample</meta:generator>
    <meta:initial-creator>Frank Schönheit</meta:initial-creator>
    <meta:creation-date>2004-08-18T10:47:11</meta:creation-date>
    <dc:date>2005-01-12T13:54:40</dc:date>
    <dc:language>en-US</dc:language>
    <meta:editing-cycles>24</meta:editing-cycles>
    <meta:editing-duration>PT13M16S</meta:editing-duration>
    <meta:template xlink:type="simple" xlink:actuate="onRequest" xlink:role="template" xlink:href="../../../../../Eigene%20Dateien/-=%20Vorlagen%20=-/Development/DevMan_Chapter.stw" xlink:title="DevMan_Chapter" meta:date="2004-08-18T10:47:10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64" meta:character-count="606"/>
  </office:meta>
</office:document-meta>
</file>

<file path=Basic/Standard/Demo.xml><?xml version="1.0" encoding="utf-8"?>
<!DOCTYPE module  PUBLIC '-//OpenOffice.org//DTD OfficeDocument 1.0//EN'  'module.dtd'>
<script:module xmlns:script="http://openoffice.org/2000/script" script:name="Demo" script:language="StarBasic">REM  *****  BASIC  *****

Option Explicit

Sub Main
	' create a new writer document
	Dim oDocument as Object
	oDocument = thisComponent
	Dim bWasModified as Boolean
	bWasModified = oDocument.isModified()

	' create a new logical form
	Dim oFormsCollection as Object
	oFormsCollection = oDocument.DrawPage.Forms
	Dim oSampleForm as Object
	oSampleForm = createUnoService( "com.sun.star.form.component.DataForm" )
	oFormsCollection.insertByName( "sample form", oSampleForm )

	' create three radio buttons associated with three colors
	Dim oControlShape as Object
	Dim oControlModel as Object

	' we want to add the equivalent of an com.sun.star.awt.XItemListener
	Dim sListenerInterfaceName as String
	sListenerInterfaceName = "com.sun.star.awt.XItemListener"

	' we want the onColorChange function in this module to be called
	Dim sMacroLocation as String
	sMacroLocation = "document:Standard.Demo.onColorChange"
		' note that this assumes that the module is called Demo, and
		' resides in the "Standard" library of the document Basic macros

	Dim sColors(2) as String
	sColors(0) = "red"
	sColors(1) = "green"
	sColors(2) = "blue"
	Dim i as Integer
	For i = 0 To 2
		' a shape
		oControlShape = oDocument.createInstance( "com.sun.star.drawing.ControlShape" )
		positionShape( oControlShape, 10000, 7000 + i * 800, 5000, 600 )

		' a control model
		oControlModel = createUnoService( "com.sun.star.form.component.RadioButton" )
		oControlModel.Name = "colors"
		oControlModel.Label = "make it " &amp; UCase( sColors( i ) )
		oControlModel.Tag = sColors( i )
		oSampleForm.insertByIndex( i, oControlModel )

		' knit both
		oControlShape.Control = oControlModel
			' yes, unfortunately the terminology is inconsistent here ...

		' add the shape to the DrawPage
		oDocument.DrawPage.add( oControlShape )

		' bind a macro to the "stateChanged" event
		Dim oEvent as new com.sun.star.script.ScriptEventDescriptor
		oEvent.ListenerType = sListenerInterfaceName
		oEvent.EventMethod = getNonTrivialListenerMethodName( sListenerInterfaceName )
			' this is "itemStateChanged" - we could have put it here explicitly ...
		oEvent.ScriptType = "StarBasic"
		oEvent.ScriptCode = sMacroLocation
		oSampleForm.registerScriptEvent( i, oEvent )
	Next i

	' switch the document (view) to alive mode
	' Well, activate this block only if the document is not yet in design mode, when you start
	' the macro
	If False Then
		Dim oURL as new com.sun.star.util.URL
		Dim oEmptyArgs() as new com.sun.star.beans.PropertyValue
		oURL.Complete = ".uno:SwitchControlDesignMode"
		createUnoService( "com.sun.star.util.URLTransformer" ).parseStrict( oURL )
		Dim oDispatcher as Object
		oDispatcher = oDocument.CurrentController.Frame.queryDispatch( oURL, "", 63 )
		oDispatcher.dispatch( oURL, oEmptyArgs() )
		Erase oEmptyArgs
		Erase oURL
	End If

	' set the focus to the first control (which is one of the radios)
	oDocument.CurrentController.getControl( oSampleForm.getByIndex( 0 ) ).setFocus

	' let the document ignore the modifications we just did
	If Not bWasModified Then
		oDocument.setModified( FALSE )
	End If
End Sub

' this sets the size and position of a given shape
' Additionally, it anchors this shape at a paragraph
Sub positionShape( oShape as Object, X as Integer, Y as Integer, Width as Integer, Height as Integer )
	oShape.AnchorType = com.sun.star.text.TextContentAnchorType.AT_PAGE
		' Not that this implies that you can use it for text documents only.
		' The rest of the function also works for shapes in other documents

	Dim oPos as new com.sun.star.awt.Point
	oPos.X = X
	oPos.Y = Y
	oShape.setPosition( oPos )
	Erase oPos

	Dim oSize as new com.sun.star.awt.Size
	oSize.Width = Width
	oSize.Height = Height
	oShape.setSize( oSize )
	Erase oSize
End Sub

' For a given UNO listener interface, returns the name of a non-trivial
' method. Non-trivial here means that it's non of the methods which are always
' present for all listeners
Function getNonTrivialListenerMethodName( sListenerInterfaceName as String ) As String
	getNonTrivialListenerMethodName  = ""

	' create a listener of the desired type, and inspect it for its methods
	Dim oListener as Object
	oListener = createUnoListener( "unused", sListenerInterfaceName )
	Dim oIntrospection as Object
	oIntrospection = createUnoService( "com.sun.star.beans.Introspection" )
	Dim oIntrospectionAccess as Object
	oIntrospectionAccess = oIntrospection.inspect( oListener )
	Dim oMethods() as Object
	oMethods() = oIntrospectionAccess.getMethods( com.sun.star.beans.MethodConcept.ALL )

	' search the first non-trivial method
	Dim i as Integer
	Dim sMethodName as String
	Dim bNonTrvialMethod as Boolean
	For i = LBound( oMethods() ) To UBound( oMethods() )
		sMethodName = oMethods(i).Name
		bNonTrvialMethod = TRUE
		' skip everything related to com.sun.star.uno.XInterface
		If ( sMethodName = "queryInterface" ) Or ( sMethodName = "acquire" ) Or ( sMethodName = "release" ) Then
			bNonTrvialMethod = FALSE
		End If
		' skip everything related to com.sun.star.lang.XEventListener
		If ( sMethodName = "disposing" ) Then
			bNonTrvialMethod = FALSE
		End If
		if ( bNonTrvialMethod ) Then
			getNonTrivialListenerMethodName = sMethodName
			Exit For
		End If
	Next i
End Function

' This will be bound to the radio button's state changes
' At the moment, it simply changes their text color, but of course
' you could do more than this here ...
Sub onColorChange( oClickEvent as Object )
	If ( oClickEvent.Selected &gt; 0 ) Then
		Dim nColor as Long
		Select Case oClickEvent.Source.Model.Tag
			Case "red"
				nColor = CLng( "&amp;HFF0000" )
			case "green"
				nColor = CLng( "&amp;H00FF00" )
			case "blue"
				nColor = CLng( "&amp;H0000FF" )
		End Select

		Dim oControlParent as Object
		oControlParent = oClickEvent.Source.Model.Parent
		Dim i as Integer
		For i = 0 to oControlParent.getCount() - 1
			oControlParent.getByIndex( i ).TextColor = nColor
		Next i
	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m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